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ynchronousAbstractAuditor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hronousAbstractAuditor.doStar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ConfigEventListener.onEvent( EventIterator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synchronousAbstractAuditor.exchangeAccepted( Exchang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ntListener.onMessage( 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synchronousAbstractAuditor.do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synchronousAbstractAuditor.exchangeSent( Exchang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ceptedListener.onMessage( 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